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9839in"/>
    </style:style>
    <style:style style:name="co5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per ID</text:p>
          </table:table-cell>
          <table:table-cell table:style-name="ce1" office:value-type="string" calcext:value-type="string">
            <text:p>Diversity Measure</text:p>
          </table:table-cell>
          <table:table-cell table:style-name="ce1" office:value-type="string" calcext:value-type="string">
            <text:p>Diversity</text:p>
          </table:table-cell>
          <table:table-cell table:number-columns-repeated="3"/>
          <table:table-cell table:style-name="ce1" office:value-type="string" calcext:value-type="string">
            <text:p>Variation</text:p>
          </table:table-cell>
          <table:table-cell table:style-name="ce1" office:value-type="string" calcext:value-type="string">
            <text:p>Sample Size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nventional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Organic</text:p>
          </table:table-cell>
          <table:table-cell table:style-name="ce1" office:value-type="string" calcext:value-type="string">
            <text:p>Natural?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nnon’s Diversity</text:p>
          </table:table-cell>
          <table:table-cell office:value-type="float" office:value="6.73" calcext:value-type="float">
            <text:p>6.73</text:p>
          </table:table-cell>
          <table:table-cell office:value-type="float" office:value="6.66" calcext:value-type="float">
            <text:p>6.66</text:p>
          </table:table-cell>
          <table:table-cell office:value-type="float" office:value="6.62" calcext:value-type="float">
            <text:p>6.62</text:p>
          </table:table-cell>
          <table:table-cell table:number-columns-repeated="2"/>
          <table:table-cell office:value-type="string" calcext:value-type="string">
            <text:p>24 (4x6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rational Taxonomic Unit</text:p>
          </table:table-cell>
          <table:table-cell/>
          <table:table-cell office:value-type="float" office:value="2456" calcext:value-type="float">
            <text:p>2456</text:p>
          </table:table-cell>
          <table:table-cell office:value-type="float" office:value="2495" calcext:value-type="float">
            <text:p>249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450 (180x2, 90x1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70" calcext:value-type="float">
            <text:p>57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450 (180x2, 90x1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Phylogenetic Diversity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6107" calcext:value-type="float">
            <text:p>6107</text:p>
          </table:table-cell>
          <table:table-cell office:value-type="float" office:value="5391" calcext:value-type="float">
            <text:p>5391</text:p>
          </table:table-cell>
          <table:table-cell/>
          <table:table-cell office:value-type="string" calcext:value-type="string">
            <text:p>450 (180x2, 90x1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nnon’s Diversity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string" calcext:value-type="string">
            <text:p>15 (5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impson’s Diversity</text:p>
          </table:table-cell>
          <table:table-cell office:value-type="float" office:value="0.982" calcext:value-type="float">
            <text:p>0.98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15 (5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o1</text:p>
          </table:table-cell>
          <table:table-cell office:value-type="float" office:value="6114.3" calcext:value-type="float">
            <text:p>6114.3</text:p>
          </table:table-cell>
          <table:table-cell/>
          <table:table-cell office:value-type="float" office:value="6231.4" calcext:value-type="float">
            <text:p>6231.4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Observed Species</text:p>
          </table:table-cell>
          <table:table-cell office:value-type="float" office:value="3659.3" calcext:value-type="float">
            <text:p>3659.3</text:p>
          </table:table-cell>
          <table:table-cell/>
          <table:table-cell office:value-type="float" office:value="3691.7" calcext:value-type="float">
            <text:p>3691.7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impson’s Diversity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8.2" calcext:value-type="float">
            <text:p>98.2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6.74" calcext:value-type="float">
            <text:p>6.74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rational Taxonomic Unit</text:p>
          </table:table-cell>
          <table:table-cell office:value-type="float" office:value="1595.1" calcext:value-type="float">
            <text:p>1595.1</text:p>
          </table:table-cell>
          <table:table-cell office:value-type="float" office:value="36.7" calcext:value-type="float">
            <text:p>36.7</text:p>
          </table:table-cell>
          <table:table-cell office:value-type="float" office:value="20.6" calcext:value-type="float">
            <text:p>20.6</text:p>
          </table:table-cell>
          <table:table-cell table:number-columns-repeated="2"/>
          <table:table-cell office:value-type="string" calcext:value-type="string">
            <text:p>15 (3x5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rational Taxonomic Unit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1886.5" calcext:value-type="float">
            <text:p>1886.5</text:p>
          </table:table-cell>
          <table:table-cell table:number-columns-repeated="2"/>
          <table:table-cell office:value-type="string" calcext:value-type="string">
            <text:p>16 (4x4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o1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132.4" calcext:value-type="float">
            <text:p>132.4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V</text:p>
          </table:table-cell>
          <table:table-cell office:value-type="float" office:value="1157.9" calcext:value-type="float">
            <text:p>1157.9</text:p>
          </table:table-cell>
          <table:table-cell office:value-type="float" office:value="1137.8" calcext:value-type="float">
            <text:p>1137.8</text:p>
          </table:table-cell>
          <table:table-cell office:value-type="float" office:value="1168.45" calcext:value-type="float">
            <text:p>1168.45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8 (4x2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Faith’s Phylogenetic Diversity</text:p>
          </table:table-cell>
          <table:table-cell office:value-type="float" office:value="86.5" calcext:value-type="float">
            <text:p>86.5</text:p>
          </table:table-cell>
          <table:table-cell office:value-type="float" office:value="82.1" calcext:value-type="float">
            <text:p>82.1</text:p>
          </table:table-cell>
          <table:table-cell office:value-type="float" office:value="81.5" calcext:value-type="float">
            <text:p>81.5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8 (4x2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nnon’s Diversity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4.31" calcext:value-type="float">
            <text:p>4.31</text:p>
          </table:table-cell>
          <table:table-cell table:number-columns-repeated="2"/>
          <table:table-cell office:value-type="string" calcext:value-type="string">
            <text:p>14 (7x2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o1</text:p>
          </table:table-cell>
          <table:table-cell office:value-type="float" office:value="1828.5" calcext:value-type="float">
            <text:p>1828.5</text:p>
          </table:table-cell>
          <table:table-cell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string" calcext:value-type="string">
            <text:p>12 (6x2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12 (6x2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ao1</text:p>
          </table:table-cell>
          <table:table-cell office:value-type="float" office:value="4.039" calcext:value-type="float">
            <text:p>4.039</text:p>
          </table:table-cell>
          <table:table-cell/>
          <table:table-cell office:value-type="float" office:value="4.213" calcext:value-type="float">
            <text:p>4.213</text:p>
          </table:table-cell>
          <table:table-cell table:number-columns-repeated="2"/>
          <table:table-cell office:value-type="string" calcext:value-type="string">
            <text:p>36 (18x1, 18x1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6.845" calcext:value-type="float">
            <text:p>6.845</text:p>
          </table:table-cell>
          <table:table-cell table:number-columns-repeated="2"/>
          <table:table-cell office:value-type="string" calcext:value-type="string">
            <text:p>36 (18x1, 18x1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nnon’s Diversity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60 (4x1, 13x4, 4x1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nnon’s Diversity</text:p>
          </table:table-cell>
          <table:table-cell office:value-type="float" office:value="6.07" calcext:value-type="float">
            <text:p>6.07</text:p>
          </table:table-cell>
          <table:table-cell/>
          <table:table-cell office:value-type="float" office:value="5.87" calcext:value-type="float">
            <text:p>5.87</text:p>
          </table:table-cell>
          <table:table-cell table:number-columns-repeated="2"/>
          <table:table-cell office:value-type="string" calcext:value-type="string">
            <text:p>6 (2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float" office:value="2735.3" calcext:value-type="float">
            <text:p>2735.3</text:p>
          </table:table-cell>
          <table:table-cell/>
          <table:table-cell office:value-type="float" office:value="2364.04" calcext:value-type="float">
            <text:p>2364.04</text:p>
          </table:table-cell>
          <table:table-cell table:number-columns-repeated="2"/>
          <table:table-cell office:value-type="string" calcext:value-type="string">
            <text:p>6 (2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chness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425" calcext:value-type="float">
            <text:p>1425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5.98" calcext:value-type="float">
            <text:p>5.98</text:p>
          </table:table-cell>
          <table:table-cell office:value-type="float" office:value="5.99" calcext:value-type="float">
            <text:p>5.99</text:p>
          </table:table-cell>
          <table:table-cell office:value-type="float" office:value="5.96" calcext:value-type="float">
            <text:p>5.96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Pielou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1" calcext:value-type="float">
            <text:p>0.821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float" office:value="1955" calcext:value-type="float">
            <text:p>1955</text:p>
          </table:table-cell>
          <table:table-cell office:value-type="float" office:value="1965" calcext:value-type="float">
            <text:p>1965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erational Taxonomic Unit</text:p>
          </table:table-cell>
          <table:table-cell office:value-type="float" office:value="750.7" calcext:value-type="float">
            <text:p>750.7</text:p>
          </table:table-cell>
          <table:table-cell/>
          <table:table-cell office:value-type="float" office:value="790.6" calcext:value-type="float">
            <text:p>790.6</text:p>
          </table:table-cell>
          <table:table-cell table:number-columns-repeated="2"/>
          <table:table-cell office:value-type="string" calcext:value-type="string">
            <text:p>60 ((2x10)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o1</text:p>
          </table:table-cell>
          <table:table-cell office:value-type="float" office:value="14195.1" calcext:value-type="float">
            <text:p>14195.1</text:p>
          </table:table-cell>
          <table:table-cell/>
          <table:table-cell office:value-type="float" office:value="11780" calcext:value-type="float">
            <text:p>11780</text:p>
          </table:table-cell>
          <table:table-cell table:number-columns-repeated="2"/>
          <table:table-cell office:value-type="string" calcext:value-type="string">
            <text:p>9 (3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Operational Taxonomic Unit</text:p>
          </table:table-cell>
          <table:table-cell office:value-type="float" office:value="3403.7" calcext:value-type="float">
            <text:p>3403.7</text:p>
          </table:table-cell>
          <table:table-cell/>
          <table:table-cell office:value-type="float" office:value="3048.2" calcext:value-type="float">
            <text:p>3048.2</text:p>
          </table:table-cell>
          <table:table-cell table:number-columns-repeated="2"/>
          <table:table-cell office:value-type="string" calcext:value-type="string">
            <text:p>9 (3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9 (3x3)</text:p>
          </table:table-cell>
          <table:table-cell office:value-type="string" calcext:value-type="string">
            <text:p>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9:23:43.059672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20:48:47.562664819</meta:creation-date>
    <dc:date>2022-07-18T10:27:31.244129131</dc:date>
    <meta:editing-duration>P2DT14H39M12S</meta:editing-duration>
    <meta:editing-cycles>3</meta:editing-cycles>
    <meta:generator>LibreOffice/6.4.7.2$Linux_X86_64 LibreOffice_project/40$Build-2</meta:generator>
    <meta:document-statistic meta:table-count="1" meta:cell-count="197" meta:object-count="0"/>
  </office:meta>
</office:document-meta>
</file>